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0.71pt"/>
    </style:style>
    <style:style style:name="co2" style:family="table-column">
      <style:table-column-properties fo:break-before="auto" style:column-width="40.9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7.05pt"/>
    </style:style>
    <style:style style:name="co6" style:family="table-column">
      <style:table-column-properties fo:break-before="auto" style:column-width="23.16pt"/>
    </style:style>
    <style:style style:name="co7" style:family="table-column">
      <style:table-column-properties fo:break-before="auto" style:column-width="23.9pt"/>
    </style:style>
    <style:style style:name="co8" style:family="table-column">
      <style:table-column-properties fo:break-before="auto" style:column-width="24.89pt"/>
    </style:style>
    <style:style style:name="co9" style:family="table-column">
      <style:table-column-properties fo:break-before="auto" style:column-width="33.14pt"/>
    </style:style>
    <style:style style:name="co10" style:family="table-column">
      <style:table-column-properties fo:break-before="auto" style:column-width="29.31pt"/>
    </style:style>
    <style:style style:name="co11" style:family="table-column">
      <style:table-column-properties fo:break-before="auto" style:column-width="35.49pt"/>
    </style:style>
    <style:style style:name="co12" style:family="table-column">
      <style:table-column-properties fo:break-before="auto" style:column-width="19.5pt"/>
    </style:style>
    <style:style style:name="co13" style:family="table-column">
      <style:table-column-properties fo:break-before="auto" style:column-width="33.96pt"/>
    </style:style>
    <style:style style:name="co14" style:family="table-column">
      <style:table-column-properties fo:break-before="auto" style:column-width="28.54pt"/>
    </style:style>
    <style:style style:name="co15" style:family="table-column">
      <style:table-column-properties fo:break-before="auto" style:column-width="26.19pt"/>
    </style:style>
    <style:style style:name="co16" style:family="table-column">
      <style:table-column-properties fo:break-before="auto" style:column-width="25.46pt"/>
    </style:style>
    <style:style style:name="co17" style:family="table-column">
      <style:table-column-properties fo:break-before="auto" style:column-width="70.21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hone-distribution" table:style-name="ta1">
        <table:shapes>
          <draw:frame draw:z-index="0" draw:style-name="gr1" draw:text-style-name="P1" svg:width="618.26pt" svg:height="255.23pt" svg:x="1381.01pt" svg:y="89.55pt">
            <draw:object draw:notify-on-update-of-ranges="'phone-distribution'.B36:'phone-distribution'.AH36 'phone-distribution'.A37:'phone-distribution'.A37 'phone-distribution'.B37:'phone-distribution'.AH3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95.93pt" svg:height="255.09pt" svg:x="1378.54pt" svg:y="358.75pt">
            <draw:object draw:notify-on-update-of-ranges="'phone-distribution'.A74:'phone-distribution'.A74 'phone-distribution'.A75:'phone-distribution'.A7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53.83pt" svg:height="255.26pt" svg:x="1437.65pt" svg:y="624.16pt">
            <draw:object draw:notify-on-update-of-ranges="'phone-distribution'.B57:'phone-distribution'.I57 'phone-distribution'.K57:'phone-distribution'.T57 'phone-distribution'.W57:'phone-distribution'.AG57 'phone-distribution'.AI57:'phone-distribution'.AI5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row table:style-name="ro1">
          <table:table-cell/>
          <table:table-cell office:value-type="string" calcext:value-type="string">
            <text:p>aɪ</text:p>
          </table:table-cell>
          <table:table-cell office:value-type="string" calcext:value-type="string">
            <text:p>aʊ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ɪ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: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ŋ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ɔ</text:p>
          </table:table-cell>
          <table:table-cell office:value-type="string" calcext:value-type="string">
            <text:p>ɔɪ</text:p>
          </table:table-cell>
          <table:table-cell office:value-type="string" calcext:value-type="string">
            <text:p>ə</text:p>
          </table:table-cell>
          <table:table-cell office:value-type="string" calcext:value-type="string">
            <text:p>ɛ</text:p>
          </table:table-cell>
          <table:table-cell office:value-type="string" calcext:value-type="string">
            <text:p>ɡ</text:p>
          </table:table-cell>
          <table:table-cell office:value-type="string" calcext:value-type="string">
            <text:p>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onese_140927_36342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SUM([.B2:.AG2])" office:value-type="float" office:value="686" calcext:value-type="float">
            <text:p>686</text:p>
          </table:table-cell>
          <table:table-cell table:formula="of:=MIN([.B2:.AG2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0916_36103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formula="of:=SUM([.B3:.AG3])" office:value-type="float" office:value="1315" calcext:value-type="float">
            <text:p>1315</text:p>
          </table:table-cell>
          <table:table-cell table:formula="of:=MIN([.B3:.AG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1007_36552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formula="of:=SUM([.B4:.AG4])" office:value-type="float" office:value="1137" calcext:value-type="float">
            <text:p>1137</text:p>
          </table:table-cell>
          <table:table-cell table:formula="of:=MIN([.B4:.AG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1004_365076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B5:.AG5])" office:value-type="float" office:value="1468" calcext:value-type="float">
            <text:p>1468</text:p>
          </table:table-cell>
          <table:table-cell table:formula="of:=MIN([.B5:.AG5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1004_365094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9" calcext:value-type="float">
            <text:p>19</text:p>
          </table:table-cell>
          <table:table-cell table:formula="of:=SUM([.B6:.AG6])" office:value-type="float" office:value="1692" calcext:value-type="float">
            <text:p>1692</text:p>
          </table:table-cell>
          <table:table-cell table:formula="of:=MIN([.B6:.AG6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1007_3655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formula="of:=SUM([.B7:.AG7])" office:value-type="float" office:value="1377" calcext:value-type="float">
            <text:p>1377</text:p>
          </table:table-cell>
          <table:table-cell table:formula="of:=MIN([.B7:.AG7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0926_36329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table:formula="of:=SUM([.B8:.AG8])" office:value-type="float" office:value="1662" calcext:value-type="float">
            <text:p>1662</text:p>
          </table:table-cell>
          <table:table-cell table:formula="of:=MIN([.B8:.AG8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1005_365170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formula="of:=SUM([.B9:.AG9])" office:value-type="float" office:value="1294" calcext:value-type="float">
            <text:p>1294</text:p>
          </table:table-cell>
          <table:table-cell table:formula="of:=MIN([.B9:.AG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1005_36517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formula="of:=SUM([.B10:.AG10])" office:value-type="float" office:value="1222" calcext:value-type="float">
            <text:p>1222</text:p>
          </table:table-cell>
          <table:table-cell table:formula="of:=MIN([.B10:.AG10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0925_363090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formula="of:=SUM([.B11:.AG11])" office:value-type="float" office:value="1563" calcext:value-type="float">
            <text:p>1563</text:p>
          </table:table-cell>
          <table:table-cell table:formula="of:=MIN([.B11:.AG11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0928_363564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51" calcext:value-type="float">
            <text:p>15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SUM([.B12:.AG12])" office:value-type="float" office:value="1898" calcext:value-type="float">
            <text:p>1898</text:p>
          </table:table-cell>
          <table:table-cell table:formula="of:=MIN([.B12:.AG12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1015_36725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SUM([.B13:.AG13])" office:value-type="float" office:value="1490" calcext:value-type="float">
            <text:p>1490</text:p>
          </table:table-cell>
          <table:table-cell table:formula="of:=MIN([.B13:.AG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0925_362959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table:formula="of:=SUM([.B14:.AG14])" office:value-type="float" office:value="1739" calcext:value-type="float">
            <text:p>1739</text:p>
          </table:table-cell>
          <table:table-cell table:formula="of:=MIN([.B14:.AG14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0918_36160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formula="of:=SUM([.B15:.AG15])" office:value-type="float" office:value="1427" calcext:value-type="float">
            <text:p>1427</text:p>
          </table:table-cell>
          <table:table-cell table:formula="of:=MIN([.B15:.AG1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0917_36128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formula="of:=SUM([.B16:.AG16])" office:value-type="float" office:value="1384" calcext:value-type="float">
            <text:p>1384</text:p>
          </table:table-cell>
          <table:table-cell table:formula="of:=MIN([.B16:.AG16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0918_36155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151" calcext:value-type="float">
            <text:p>15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B17:.AG17])" office:value-type="float" office:value="1721" calcext:value-type="float">
            <text:p>1721</text:p>
          </table:table-cell>
          <table:table-cell table:formula="of:=MIN([.B17:.AG1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1006_365328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formula="of:=SUM([.B18:.AG18])" office:value-type="float" office:value="1603" calcext:value-type="float">
            <text:p>1603</text:p>
          </table:table-cell>
          <table:table-cell table:formula="of:=MIN([.B18:.AG18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0916_361200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137" calcext:value-type="float">
            <text:p>13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table:formula="of:=SUM([.B19:.AG19])" office:value-type="float" office:value="1878" calcext:value-type="float">
            <text:p>1878</text:p>
          </table:table-cell>
          <table:table-cell table:formula="of:=MIN([.B19:.AG19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1006_36532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B20:.AG20])" office:value-type="float" office:value="1092" calcext:value-type="float">
            <text:p>1092</text:p>
          </table:table-cell>
          <table:table-cell table:formula="of:=MIN([.B20:.AG20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0917_361368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formula="of:=SUM([.B21:.AG21])" office:value-type="float" office:value="1326" calcext:value-type="float">
            <text:p>1326</text:p>
          </table:table-cell>
          <table:table-cell table:formula="of:=MIN([.B21:.AG21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0917_36132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B22:.AG22])" office:value-type="float" office:value="1152" calcext:value-type="float">
            <text:p>1152</text:p>
          </table:table-cell>
          <table:table-cell table:formula="of:=MIN([.B22:.AG22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0916_361202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formula="of:=SUM([.B23:.AG23])" office:value-type="float" office:value="1386" calcext:value-type="float">
            <text:p>1386</text:p>
          </table:table-cell>
          <table:table-cell table:formula="of:=MIN([.B23:.AG23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0924_362835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143" calcext:value-type="float">
            <text:p>143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formula="of:=SUM([.B24:.AG24])" office:value-type="float" office:value="1803" calcext:value-type="float">
            <text:p>1803</text:p>
          </table:table-cell>
          <table:table-cell table:formula="of:=MIN([.B24:.AG24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1005_365168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43" calcext:value-type="float">
            <text:p>143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table:formula="of:=SUM([.B25:.AG25])" office:value-type="float" office:value="2057" calcext:value-type="float">
            <text:p>2057</text:p>
          </table:table-cell>
          <table:table-cell table:formula="of:=MIN([.B25:.AG25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1015_36726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SUM([.B26:.AG26])" office:value-type="float" office:value="501" calcext:value-type="float">
            <text:p>501</text:p>
          </table:table-cell>
          <table:table-cell table:formula="of:=MIN([.B26:.AG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0916_36101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SUM([.B27:.AG27])" office:value-type="float" office:value="549" calcext:value-type="float">
            <text:p>549</text:p>
          </table:table-cell>
          <table:table-cell table:formula="of:=MIN([.B27:.AG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0917_36136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SUM([.B28:.AG28])" office:value-type="float" office:value="1521" calcext:value-type="float">
            <text:p>1521</text:p>
          </table:table-cell>
          <table:table-cell table:formula="of:=MIN([.B28:.AG28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0926_36322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B29:.AG29])" office:value-type="float" office:value="1305" calcext:value-type="float">
            <text:p>1305</text:p>
          </table:table-cell>
          <table:table-cell table:formula="of:=MIN([.B29:.AG29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0926_363178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 table:formula="of:=SUM([.B30:.AG30])" office:value-type="float" office:value="1671" calcext:value-type="float">
            <text:p>1671</text:p>
          </table:table-cell>
          <table:table-cell table:formula="of:=MIN([.B30:.AG30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1007_365536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93" calcext:value-type="float">
            <text:p>193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table:formula="of:=SUM([.B31:.AG31])" office:value-type="float" office:value="1930" calcext:value-type="float">
            <text:p>1930</text:p>
          </table:table-cell>
          <table:table-cell table:formula="of:=MIN([.B31:.AG31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0926_3632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SUM([.B32:.AG32])" office:value-type="float" office:value="967" calcext:value-type="float">
            <text:p>967</text:p>
          </table:table-cell>
          <table:table-cell table:formula="of:=MIN([.B32:.AG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0926_36319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formula="of:=SUM([.B33:.AG33])" office:value-type="float" office:value="1706" calcext:value-type="float">
            <text:p>1706</text:p>
          </table:table-cell>
          <table:table-cell table:formula="of:=MIN([.B33:.AG33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0926_36330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SUM([.B34:.AG34])" office:value-type="float" office:value="1114" calcext:value-type="float">
            <text:p>1114</text:p>
          </table:table-cell>
          <table:table-cell table:formula="of:=MIN([.B34:.AG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0927_363450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formula="of:=SUM([.B35:.AG35])" office:value-type="float" office:value="1324" calcext:value-type="float">
            <text:p>1324</text:p>
          </table:table-cell>
          <table:table-cell table:formula="of:=MIN([.B35:.AG3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aɪ</text:p>
          </table:table-cell>
          <table:table-cell office:value-type="string" calcext:value-type="string">
            <text:p>aʊ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ɪ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: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ŋ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ɔ</text:p>
          </table:table-cell>
          <table:table-cell office:value-type="string" calcext:value-type="string">
            <text:p>ɔɪ</text:p>
          </table:table-cell>
          <table:table-cell office:value-type="string" calcext:value-type="string">
            <text:p>ə</text:p>
          </table:table-cell>
          <table:table-cell office:value-type="string" calcext:value-type="string">
            <text:p>ɛ</text:p>
          </table:table-cell>
          <table:table-cell office:value-type="string" calcext:value-type="string">
            <text:p>ɡ</text:p>
          </table:table-cell>
          <table:table-cell office:value-type="string" calcext:value-type="string">
            <text:p>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SUM([.B2:.B35])/34" office:value-type="float" office:value="42.6764705882353" calcext:value-type="float">
            <text:p>42.6764705882</text:p>
          </table:table-cell>
          <table:table-cell table:formula="of:=SUM([.C2:.C35])/34" office:value-type="float" office:value="32.6176470588235" calcext:value-type="float">
            <text:p>32.6176470588</text:p>
          </table:table-cell>
          <table:table-cell table:formula="of:=SUM([.D2:.D35])/34" office:value-type="float" office:value="56.4117647058824" calcext:value-type="float">
            <text:p>56.4117647059</text:p>
          </table:table-cell>
          <table:table-cell table:formula="of:=SUM([.E2:.E35])/34" office:value-type="float" office:value="19.4705882352941" calcext:value-type="float">
            <text:p>19.4705882353</text:p>
          </table:table-cell>
          <table:table-cell table:formula="of:=SUM([.F2:.F35])/34" office:value-type="float" office:value="106.235294117647" calcext:value-type="float">
            <text:p>106.2352941176</text:p>
          </table:table-cell>
          <table:table-cell table:formula="of:=SUM([.G2:.G35])/34" office:value-type="float" office:value="25.4411764705882" calcext:value-type="float">
            <text:p>25.4411764706</text:p>
          </table:table-cell>
          <table:table-cell table:formula="of:=SUM([.H2:.H35])/34" office:value-type="float" office:value="16.8823529411765" calcext:value-type="float">
            <text:p>16.8823529412</text:p>
          </table:table-cell>
          <table:table-cell table:formula="of:=SUM([.I2:.I35])/34" office:value-type="float" office:value="48.8235294117647" calcext:value-type="float">
            <text:p>48.8235294118</text:p>
          </table:table-cell>
          <table:table-cell table:formula="of:=SUM([.J2:.J35])/34" office:value-type="float" office:value="82.4411764705882" calcext:value-type="float">
            <text:p>82.4411764706</text:p>
          </table:table-cell>
          <table:table-cell table:formula="of:=SUM([.K2:.K35])/34" office:value-type="float" office:value="61.6764705882353" calcext:value-type="float">
            <text:p>61.6764705882</text:p>
          </table:table-cell>
          <table:table-cell table:formula="of:=SUM([.L2:.L35])/34" office:value-type="float" office:value="46.7647058823529" calcext:value-type="float">
            <text:p>46.7647058824</text:p>
          </table:table-cell>
          <table:table-cell table:formula="of:=SUM([.M2:.M35])/34" office:value-type="float" office:value="56.9705882352941" calcext:value-type="float">
            <text:p>56.9705882353</text:p>
          </table:table-cell>
          <table:table-cell table:formula="of:=SUM([.N2:.N35])/34" office:value-type="float" office:value="46.7352941176471" calcext:value-type="float">
            <text:p>46.7352941176</text:p>
          </table:table-cell>
          <table:table-cell table:formula="of:=SUM([.O2:.O35])/34" office:value-type="float" office:value="59.6176470588235" calcext:value-type="float">
            <text:p>59.6176470588</text:p>
          </table:table-cell>
          <table:table-cell table:formula="of:=SUM([.P2:.P35])/34" office:value-type="float" office:value="30.2058823529412" calcext:value-type="float">
            <text:p>30.2058823529</text:p>
          </table:table-cell>
          <table:table-cell table:formula="of:=SUM([.Q2:.Q35])/34" office:value-type="float" office:value="12.9117647058824" calcext:value-type="float">
            <text:p>12.9117647059</text:p>
          </table:table-cell>
          <table:table-cell table:formula="of:=SUM([.R2:.R35])/34" office:value-type="float" office:value="41.0294117647059" calcext:value-type="float">
            <text:p>41.0294117647</text:p>
          </table:table-cell>
          <table:table-cell table:formula="of:=SUM([.S2:.S35])/34" office:value-type="float" office:value="39.6470588235294" calcext:value-type="float">
            <text:p>39.6470588235</text:p>
          </table:table-cell>
          <table:table-cell table:formula="of:=SUM([.T2:.T35])/34" office:value-type="float" office:value="20.2058823529412" calcext:value-type="float">
            <text:p>20.2058823529</text:p>
          </table:table-cell>
          <table:table-cell table:formula="of:=SUM([.U2:.U35])/34" office:value-type="float" office:value="6.20588235294118" calcext:value-type="float">
            <text:p>6.2058823529</text:p>
          </table:table-cell>
          <table:table-cell table:formula="of:=SUM([.V2:.V35])/34" office:value-type="float" office:value="30.3823529411765" calcext:value-type="float">
            <text:p>30.3823529412</text:p>
          </table:table-cell>
          <table:table-cell table:formula="of:=SUM([.W2:.W35])/34" office:value-type="float" office:value="21.5294117647059" calcext:value-type="float">
            <text:p>21.5294117647</text:p>
          </table:table-cell>
          <table:table-cell table:formula="of:=SUM([.X2:.X35])/34" office:value-type="float" office:value="49.8823529411765" calcext:value-type="float">
            <text:p>49.8823529412</text:p>
          </table:table-cell>
          <table:table-cell table:formula="of:=SUM([.Y2:.Y35])/34" office:value-type="float" office:value="60.7941176470588" calcext:value-type="float">
            <text:p>60.7941176471</text:p>
          </table:table-cell>
          <table:table-cell table:formula="of:=SUM([.Z2:.Z35])/34" office:value-type="float" office:value="75.7058823529412" calcext:value-type="float">
            <text:p>75.7058823529</text:p>
          </table:table-cell>
          <table:table-cell table:formula="of:=SUM([.AA2:.AA35])/34" office:value-type="float" office:value="40.5" calcext:value-type="float">
            <text:p>40.5</text:p>
          </table:table-cell>
          <table:table-cell table:formula="of:=SUM([.AB2:.AB35])/34" office:value-type="float" office:value="53.8823529411765" calcext:value-type="float">
            <text:p>53.8823529412</text:p>
          </table:table-cell>
          <table:table-cell table:formula="of:=SUM([.AC2:.AC35])/34" office:value-type="float" office:value="9.14705882352941" calcext:value-type="float">
            <text:p>9.1470588235</text:p>
          </table:table-cell>
          <table:table-cell table:formula="of:=SUM([.AD2:.AD35])/34" office:value-type="float" office:value="63.5588235294118" calcext:value-type="float">
            <text:p>63.5588235294</text:p>
          </table:table-cell>
          <table:table-cell table:formula="of:=SUM([.AE2:.AE35])/34" office:value-type="float" office:value="55.9117647058824" calcext:value-type="float">
            <text:p>55.9117647059</text:p>
          </table:table-cell>
          <table:table-cell table:formula="of:=SUM([.AF2:.AF35])/34" office:value-type="float" office:value="90.1176470588235" calcext:value-type="float">
            <text:p>90.1176470588</text:p>
          </table:table-cell>
          <table:table-cell table:formula="of:=SUM([.AG2:.AG35])/34" office:value-type="float" office:value="6.20588235294118" calcext:value-type="float">
            <text:p>6.2058823529</text:p>
          </table:table-cell>
          <table:table-cell table:number-columns-repeated="4"/>
        </table:table-row>
        <table:table-row table:style-name="ro1">
          <table:table-cell table:number-columns-repeated="37"/>
        </table:table-row>
        <table:table-row table:style-name="ro1">
          <table:table-cell/>
          <table:table-cell office:value-type="string" calcext:value-type="string">
            <text:p>aɪ</text:p>
          </table:table-cell>
          <table:table-cell office:value-type="string" calcext:value-type="string">
            <text:p>aʊ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ɪ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:</text:p>
          </table:table-cell>
          <table:table-cell office:value-type="string" calcext:value-type="string">
            <text:p>u/u: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ŋ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ɔ</text:p>
          </table:table-cell>
          <table:table-cell office:value-type="string" calcext:value-type="string">
            <text:p>ɔɪ</text:p>
          </table:table-cell>
          <table:table-cell office:value-type="string" calcext:value-type="string">
            <text:p>ə</text:p>
          </table:table-cell>
          <table:table-cell office:value-type="string" calcext:value-type="string">
            <text:p>ɛ</text:p>
          </table:table-cell>
          <table:table-cell office:value-type="string" calcext:value-type="string">
            <text:p>ɡ</text:p>
          </table:table-cell>
          <table:table-cell office:value-type="string" calcext:value-type="string">
            <text:p>ɪ</text:p>
          </table:table-cell>
          <table:table-cell office:value-type="string" calcext:value-type="string">
            <text:p>i/i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ese_140927_36342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U40]+[.V40]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AH40]+[.J40]" office:value-type="float" office:value="37" calcext:value-type="float">
            <text:p>37</text:p>
          </table:table-cell>
          <table:table-cell table:formula="of:=SUM([.B40:.I40];[.K40:.T40];[.W40:.AG40];[.AI40])" office:value-type="float" office:value="686" calcext:value-type="float">
            <text:p>686</text:p>
          </table:table-cell>
          <table:table-cell table:formula="of:=MIN([.B40:.I40];[.K40:.T40];[.W40:.AG40];[.AI4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tonese_140916_36103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[.U41]+[.V41]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formula="of:=[.AH41]+[.J41]" office:value-type="float" office:value="84" calcext:value-type="float">
            <text:p>84</text:p>
          </table:table-cell>
          <table:table-cell table:formula="of:=SUM([.B41:.I41];[.K41:.T41];[.W41:.AG41];[.AI41])" office:value-type="float" office:value="1315" calcext:value-type="float">
            <text:p>1315</text:p>
          </table:table-cell>
          <table:table-cell table:formula="of:=MIN([.B41:.I41];[.K41:.T41];[.W41:.AG41];[.AI4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ntonese_141007_36552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U42]+[.V42]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table:formula="of:=[.AH42]+[.J42]" office:value-type="float" office:value="64" calcext:value-type="float">
            <text:p>64</text:p>
          </table:table-cell>
          <table:table-cell table:formula="of:=SUM([.B42:.I42];[.K42:.T42];[.W42:.AG42];[.AI42])" office:value-type="float" office:value="1137" calcext:value-type="float">
            <text:p>1137</text:p>
          </table:table-cell>
          <table:table-cell table:formula="of:=MIN([.B42:.I42];[.K42:.T42];[.W42:.AG42];[.AI4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tonese_141004_365076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[.U43]+[.V43]"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[.AH43]+[.J43]" office:value-type="float" office:value="113" calcext:value-type="float">
            <text:p>113</text:p>
          </table:table-cell>
          <table:table-cell table:formula="of:=SUM([.B43:.I43];[.K43:.T43];[.W43:.AG43];[.AI43])" office:value-type="float" office:value="1468" calcext:value-type="float">
            <text:p>1468</text:p>
          </table:table-cell>
          <table:table-cell table:formula="of:=MIN([.B43:.I43];[.K43:.T43];[.W43:.AG43];[.AI4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ntonese_141004_365094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formula="of:=[.U44]+[.V44]"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office:value-type="float" office:value="19" calcext:value-type="float">
            <text:p>19</text:p>
          </table:table-cell>
          <table:table-cell table:formula="of:=[.AH44]+[.J44]" office:value-type="float" office:value="105" calcext:value-type="float">
            <text:p>105</text:p>
          </table:table-cell>
          <table:table-cell table:formula="of:=SUM([.B44:.I44];[.K44:.T44];[.W44:.AG44];[.AI44])" office:value-type="float" office:value="1692" calcext:value-type="float">
            <text:p>1692</text:p>
          </table:table-cell>
          <table:table-cell table:formula="of:=MIN([.B44:.I44];[.K44:.T44];[.W44:.AG44];[.AI4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ntonese_141007_3655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formula="of:=[.U45]+[.V45]"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formula="of:=[.AH45]+[.J45]" office:value-type="float" office:value="85" calcext:value-type="float">
            <text:p>85</text:p>
          </table:table-cell>
          <table:table-cell table:formula="of:=SUM([.B45:.I45];[.K45:.T45];[.W45:.AG45];[.AI45])" office:value-type="float" office:value="1377" calcext:value-type="float">
            <text:p>1377</text:p>
          </table:table-cell>
          <table:table-cell table:formula="of:=MIN([.B45:.I45];[.K45:.T45];[.W45:.AG45];[.AI4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ntonese_140926_36329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U46]+[.V46]"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table:formula="of:=[.AH46]+[.J46]" office:value-type="float" office:value="88" calcext:value-type="float">
            <text:p>88</text:p>
          </table:table-cell>
          <table:table-cell table:formula="of:=SUM([.B46:.I46];[.K46:.T46];[.W46:.AG46];[.AI46])" office:value-type="float" office:value="1662" calcext:value-type="float">
            <text:p>1662</text:p>
          </table:table-cell>
          <table:table-cell table:formula="of:=MIN([.B46:.I46];[.K46:.T46];[.W46:.AG46];[.AI46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ntonese_141005_365170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U47]+[.V47]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table:formula="of:=[.AH47]+[.J47]" office:value-type="float" office:value="74" calcext:value-type="float">
            <text:p>74</text:p>
          </table:table-cell>
          <table:table-cell table:formula="of:=SUM([.B47:.I47];[.K47:.T47];[.W47:.AG47];[.AI47])" office:value-type="float" office:value="1294" calcext:value-type="float">
            <text:p>1294</text:p>
          </table:table-cell>
          <table:table-cell table:formula="of:=MIN([.B47:.I47];[.K47:.T47];[.W47:.AG47];[.AI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tonese_141005_36517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U48]+[.V48]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formula="of:=[.AH48]+[.J48]" office:value-type="float" office:value="61" calcext:value-type="float">
            <text:p>61</text:p>
          </table:table-cell>
          <table:table-cell table:formula="of:=SUM([.B48:.I48];[.K48:.T48];[.W48:.AG48];[.AI48])" office:value-type="float" office:value="1222" calcext:value-type="float">
            <text:p>1222</text:p>
          </table:table-cell>
          <table:table-cell table:formula="of:=MIN([.B48:.I48];[.K48:.T48];[.W48:.AG48];[.AI4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ntonese_140925_363090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[.U49]+[.V49]"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formula="of:=[.AH49]+[.J49]" office:value-type="float" office:value="86" calcext:value-type="float">
            <text:p>86</text:p>
          </table:table-cell>
          <table:table-cell table:formula="of:=SUM([.B49:.I49];[.K49:.T49];[.W49:.AG49];[.AI49])" office:value-type="float" office:value="1563" calcext:value-type="float">
            <text:p>1563</text:p>
          </table:table-cell>
          <table:table-cell table:formula="of:=MIN([.B49:.I49];[.K49:.T49];[.W49:.AG49];[.AI4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antonese_140928_363564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51" calcext:value-type="float">
            <text:p>15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U50]+[.V50]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AH50]+[.J50]" office:value-type="float" office:value="111" calcext:value-type="float">
            <text:p>111</text:p>
          </table:table-cell>
          <table:table-cell table:formula="of:=SUM([.B50:.I50];[.K50:.T50];[.W50:.AG50];[.AI50])" office:value-type="float" office:value="1898" calcext:value-type="float">
            <text:p>1898</text:p>
          </table:table-cell>
          <table:table-cell table:formula="of:=MIN([.B50:.I50];[.K50:.T50];[.W50:.AG50];[.AI5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ntonese_141015_36725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U51]+[.V51]"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AH51]+[.J51]" office:value-type="float" office:value="103" calcext:value-type="float">
            <text:p>103</text:p>
          </table:table-cell>
          <table:table-cell table:formula="of:=SUM([.B51:.I51];[.K51:.T51];[.W51:.AG51];[.AI51])" office:value-type="float" office:value="1490" calcext:value-type="float">
            <text:p>1490</text:p>
          </table:table-cell>
          <table:table-cell table:formula="of:=MIN([.B51:.I51];[.K51:.T51];[.W51:.AG51];[.AI5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ntonese_140925_362959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formula="of:=[.U52]+[.V52]"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table:formula="of:=[.AH52]+[.J52]" office:value-type="float" office:value="111" calcext:value-type="float">
            <text:p>111</text:p>
          </table:table-cell>
          <table:table-cell table:formula="of:=SUM([.B52:.I52];[.K52:.T52];[.W52:.AG52];[.AI52])" office:value-type="float" office:value="1739" calcext:value-type="float">
            <text:p>1739</text:p>
          </table:table-cell>
          <table:table-cell table:formula="of:=MIN([.B52:.I52];[.K52:.T52];[.W52:.AG52];[.AI5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ntonese_140918_36160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[.U53]+[.V53]"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formula="of:=[.AH53]+[.J53]" office:value-type="float" office:value="70" calcext:value-type="float">
            <text:p>70</text:p>
          </table:table-cell>
          <table:table-cell table:formula="of:=SUM([.B53:.I53];[.K53:.T53];[.W53:.AG53];[.AI53])" office:value-type="float" office:value="1427" calcext:value-type="float">
            <text:p>1427</text:p>
          </table:table-cell>
          <table:table-cell table:formula="of:=MIN([.B53:.I53];[.K53:.T53];[.W53:.AG53];[.AI5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ntonese_140917_36128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[.U54]+[.V54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formula="of:=[.AH54]+[.J54]" office:value-type="float" office:value="82" calcext:value-type="float">
            <text:p>82</text:p>
          </table:table-cell>
          <table:table-cell table:formula="of:=SUM([.B54:.I54];[.K54:.T54];[.W54:.AG54];[.AI54])" office:value-type="float" office:value="1384" calcext:value-type="float">
            <text:p>1384</text:p>
          </table:table-cell>
          <table:table-cell table:formula="of:=MIN([.B54:.I54];[.K54:.T54];[.W54:.AG54];[.AI5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ntonese_140918_36155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151" calcext:value-type="float">
            <text:p>151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[.U55]+[.V55]"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[.AH55]+[.J55]" office:value-type="float" office:value="104" calcext:value-type="float">
            <text:p>104</text:p>
          </table:table-cell>
          <table:table-cell table:formula="of:=SUM([.B55:.I55];[.K55:.T55];[.W55:.AG55];[.AI55])" office:value-type="float" office:value="1721" calcext:value-type="float">
            <text:p>1721</text:p>
          </table:table-cell>
          <table:table-cell table:formula="of:=MIN([.B55:.I55];[.K55:.T55];[.W55:.AG55];[.AI5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ntonese_141006_365328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formula="of:=[.U56]+[.V56]"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formula="of:=[.AH56]+[.J56]" office:value-type="float" office:value="105" calcext:value-type="float">
            <text:p>105</text:p>
          </table:table-cell>
          <table:table-cell table:formula="of:=SUM([.B56:.I56];[.K56:.T56];[.W56:.AG56];[.AI56])" office:value-type="float" office:value="1603" calcext:value-type="float">
            <text:p>1603</text:p>
          </table:table-cell>
          <table:table-cell table:formula="of:=MIN([.B56:.I56];[.K56:.T56];[.W56:.AG56];[.AI5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ntonese_140916_361200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137" calcext:value-type="float">
            <text:p>13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formula="of:=[.U57]+[.V57]"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table:formula="of:=[.AH57]+[.J57]" office:value-type="float" office:value="121" calcext:value-type="float">
            <text:p>121</text:p>
          </table:table-cell>
          <table:table-cell table:formula="of:=SUM([.B57:.I57];[.K57:.T57];[.W57:.AG57];[.AI57])" office:value-type="float" office:value="1878" calcext:value-type="float">
            <text:p>1878</text:p>
          </table:table-cell>
          <table:table-cell table:formula="of:=MIN([.B57:.I57];[.K57:.T57];[.W57:.AG57];[.AI57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ntonese_141006_365326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[.U58]+[.V58]"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AH58]+[.J58]" office:value-type="float" office:value="83" calcext:value-type="float">
            <text:p>83</text:p>
          </table:table-cell>
          <table:table-cell table:formula="of:=SUM([.B58:.I58];[.K58:.T58];[.W58:.AG58];[.AI58])" office:value-type="float" office:value="1092" calcext:value-type="float">
            <text:p>1092</text:p>
          </table:table-cell>
          <table:table-cell table:formula="of:=MIN([.B58:.I58];[.K58:.T58];[.W58:.AG58];[.AI5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ntonese_140917_361368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U59]+[.V59]"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formula="of:=[.AH59]+[.J59]" office:value-type="float" office:value="74" calcext:value-type="float">
            <text:p>74</text:p>
          </table:table-cell>
          <table:table-cell table:formula="of:=SUM([.B59:.I59];[.K59:.T59];[.W59:.AG59];[.AI59])" office:value-type="float" office:value="1326" calcext:value-type="float">
            <text:p>1326</text:p>
          </table:table-cell>
          <table:table-cell table:formula="of:=MIN([.B59:.I59];[.K59:.T59];[.W59:.AG59];[.AI5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tonese_140917_36132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U60]+[.V60]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[.AH60]+[.J60]" office:value-type="float" office:value="54" calcext:value-type="float">
            <text:p>54</text:p>
          </table:table-cell>
          <table:table-cell table:formula="of:=SUM([.B60:.I60];[.K60:.T60];[.W60:.AG60];[.AI60])" office:value-type="float" office:value="1152" calcext:value-type="float">
            <text:p>1152</text:p>
          </table:table-cell>
          <table:table-cell table:formula="of:=MIN([.B60:.I60];[.K60:.T60];[.W60:.AG60];[.AI6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ntonese_140916_361202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formula="of:=[.U61]+[.V61]"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formula="of:=[.AH61]+[.J61]" office:value-type="float" office:value="95" calcext:value-type="float">
            <text:p>95</text:p>
          </table:table-cell>
          <table:table-cell table:formula="of:=SUM([.B61:.I61];[.K61:.T61];[.W61:.AG61];[.AI61])" office:value-type="float" office:value="1386" calcext:value-type="float">
            <text:p>1386</text:p>
          </table:table-cell>
          <table:table-cell table:formula="of:=MIN([.B61:.I61];[.K61:.T61];[.W61:.AG61];[.AI6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ntonese_140924_362835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143" calcext:value-type="float">
            <text:p>143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formula="of:=[.U62]+[.V62]"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133" calcext:value-type="float">
            <text:p>133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formula="of:=[.AH62]+[.J62]" office:value-type="float" office:value="170" calcext:value-type="float">
            <text:p>170</text:p>
          </table:table-cell>
          <table:table-cell table:formula="of:=SUM([.B62:.I62];[.K62:.T62];[.W62:.AG62];[.AI62])" office:value-type="float" office:value="1803" calcext:value-type="float">
            <text:p>1803</text:p>
          </table:table-cell>
          <table:table-cell table:formula="of:=MIN([.B62:.I62];[.K62:.T62];[.W62:.AG62];[.AI6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ntonese_141005_365168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43" calcext:value-type="float">
            <text:p>143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[.U63]+[.V63]"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table:formula="of:=[.AH63]+[.J63]" office:value-type="float" office:value="155" calcext:value-type="float">
            <text:p>155</text:p>
          </table:table-cell>
          <table:table-cell table:formula="of:=SUM([.B63:.I63];[.K63:.T63];[.W63:.AG63];[.AI63])" office:value-type="float" office:value="2057" calcext:value-type="float">
            <text:p>2057</text:p>
          </table:table-cell>
          <table:table-cell table:formula="of:=MIN([.B63:.I63];[.K63:.T63];[.W63:.AG63];[.AI6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ntonese_141015_36726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[.U64]+[.V64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AH64]+[.J64]" office:value-type="float" office:value="41" calcext:value-type="float">
            <text:p>41</text:p>
          </table:table-cell>
          <table:table-cell table:formula="of:=SUM([.B64:.I64];[.K64:.T64];[.W64:.AG64];[.AI64])" office:value-type="float" office:value="501" calcext:value-type="float">
            <text:p>501</text:p>
          </table:table-cell>
          <table:table-cell table:formula="of:=MIN([.B64:.I64];[.K64:.T64];[.W64:.AG64];[.AI6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tonese_140916_36101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U65]+[.V65]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AH65]+[.J65]" office:value-type="float" office:value="32" calcext:value-type="float">
            <text:p>32</text:p>
          </table:table-cell>
          <table:table-cell table:formula="of:=SUM([.B65:.I65];[.K65:.T65];[.W65:.AG65];[.AI65])" office:value-type="float" office:value="549" calcext:value-type="float">
            <text:p>549</text:p>
          </table:table-cell>
          <table:table-cell table:formula="of:=MIN([.B65:.I65];[.K65:.T65];[.W65:.AG65];[.AI6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tonese_140917_36136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formula="of:=[.U66]+[.V66]"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117" calcext:value-type="float">
            <text:p>117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[.AH66]+[.J66]" office:value-type="float" office:value="85" calcext:value-type="float">
            <text:p>85</text:p>
          </table:table-cell>
          <table:table-cell table:formula="of:=SUM([.B66:.I66];[.K66:.T66];[.W66:.AG66];[.AI66])" office:value-type="float" office:value="1521" calcext:value-type="float">
            <text:p>1521</text:p>
          </table:table-cell>
          <table:table-cell table:formula="of:=MIN([.B66:.I66];[.K66:.T66];[.W66:.AG66];[.AI6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antonese_140926_36322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U67]+[.V67]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[.AH67]+[.J67]" office:value-type="float" office:value="74" calcext:value-type="float">
            <text:p>74</text:p>
          </table:table-cell>
          <table:table-cell table:formula="of:=SUM([.B67:.I67];[.K67:.T67];[.W67:.AG67];[.AI67])" office:value-type="float" office:value="1305" calcext:value-type="float">
            <text:p>1305</text:p>
          </table:table-cell>
          <table:table-cell table:formula="of:=MIN([.B67:.I67];[.K67:.T67];[.W67:.AG67];[.AI6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ntonese_140926_363178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112" calcext:value-type="float">
            <text:p>11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U68]+[.V68]"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 table:formula="of:=[.AH68]+[.J68]" office:value-type="float" office:value="114" calcext:value-type="float">
            <text:p>114</text:p>
          </table:table-cell>
          <table:table-cell table:formula="of:=SUM([.B68:.I68];[.K68:.T68];[.W68:.AG68];[.AI68])" office:value-type="float" office:value="1671" calcext:value-type="float">
            <text:p>1671</text:p>
          </table:table-cell>
          <table:table-cell table:formula="of:=MIN([.B68:.I68];[.K68:.T68];[.W68:.AG68];[.AI6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antonese_141007_365536</text:p>
          </table:table-cell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93" calcext:value-type="float">
            <text:p>193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U69]+[.V69]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table:formula="of:=[.AH69]+[.J69]" office:value-type="float" office:value="109" calcext:value-type="float">
            <text:p>109</text:p>
          </table:table-cell>
          <table:table-cell table:formula="of:=SUM([.B69:.I69];[.K69:.T69];[.W69:.AG69];[.AI69])" office:value-type="float" office:value="1930" calcext:value-type="float">
            <text:p>1930</text:p>
          </table:table-cell>
          <table:table-cell table:formula="of:=MIN([.B69:.I69];[.K69:.T69];[.W69:.AG69];[.AI6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tonese_140926_3632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U70]+[.V70]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AH70]+[.J70]" office:value-type="float" office:value="46" calcext:value-type="float">
            <text:p>46</text:p>
          </table:table-cell>
          <table:table-cell table:formula="of:=SUM([.B70:.I70];[.K70:.T70];[.W70:.AG70];[.AI70])" office:value-type="float" office:value="967" calcext:value-type="float">
            <text:p>967</text:p>
          </table:table-cell>
          <table:table-cell table:formula="of:=MIN([.B70:.I70];[.K70:.T70];[.W70:.AG70];[.AI7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tonese_140926_36319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U71]+[.V71]"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formula="of:=[.AH71]+[.J71]" office:value-type="float" office:value="121" calcext:value-type="float">
            <text:p>121</text:p>
          </table:table-cell>
          <table:table-cell table:formula="of:=SUM([.B71:.I71];[.K71:.T71];[.W71:.AG71];[.AI71])" office:value-type="float" office:value="1706" calcext:value-type="float">
            <text:p>1706</text:p>
          </table:table-cell>
          <table:table-cell table:formula="of:=MIN([.B71:.I71];[.K71:.T71];[.W71:.AG71];[.AI7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ntonese_140926_36330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U72]+[.V72]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AH72]+[.J72]" office:value-type="float" office:value="52" calcext:value-type="float">
            <text:p>52</text:p>
          </table:table-cell>
          <table:table-cell table:formula="of:=SUM([.B72:.I72];[.K72:.T72];[.W72:.AG72];[.AI72])" office:value-type="float" office:value="1114" calcext:value-type="float">
            <text:p>1114</text:p>
          </table:table-cell>
          <table:table-cell table:formula="of:=MIN([.B72:.I72];[.K72:.T72];[.W72:.AG72];[.AI7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ntonese_140927_363450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U73]+[.V73]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formula="of:=[.AH73]+[.J73]" office:value-type="float" office:value="105" calcext:value-type="float">
            <text:p>105</text:p>
          </table:table-cell>
          <table:table-cell table:formula="of:=SUM([.B73:.I73];[.K73:.T73];[.W73:.AG73];[.AI73])" office:value-type="float" office:value="1324" calcext:value-type="float">
            <text:p>1324</text:p>
          </table:table-cell>
          <table:table-cell table:formula="of:=MIN([.B73:.I73];[.K73:.T73];[.W73:.AG73];[.AI7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aɪ</text:p>
          </table:table-cell>
          <table:table-cell office:value-type="string" calcext:value-type="string">
            <text:p>aʊ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ɪ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:</text:p>
          </table:table-cell>
          <table:table-cell office:value-type="string" calcext:value-type="string">
            <text:p>u/u: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ŋ</text:p>
          </table:table-cell>
          <table:table-cell office:value-type="string" calcext:value-type="string">
            <text:p>œ</text:p>
          </table:table-cell>
          <table:table-cell office:value-type="string" calcext:value-type="string">
            <text:p>ɔ</text:p>
          </table:table-cell>
          <table:table-cell office:value-type="string" calcext:value-type="string">
            <text:p>ɔɪ</text:p>
          </table:table-cell>
          <table:table-cell office:value-type="string" calcext:value-type="string">
            <text:p>ə</text:p>
          </table:table-cell>
          <table:table-cell office:value-type="string" calcext:value-type="string">
            <text:p>ɛ</text:p>
          </table:table-cell>
          <table:table-cell office:value-type="string" calcext:value-type="string">
            <text:p>ɡ</text:p>
          </table:table-cell>
          <table:table-cell office:value-type="string" calcext:value-type="string">
            <text:p>ɪ</text:p>
          </table:table-cell>
          <table:table-cell office:value-type="string" calcext:value-type="string">
            <text:p>i/i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formula="of:=SUM([.B40:.B73])/34" office:value-type="float" office:value="42.6764705882353" calcext:value-type="float">
            <text:p>42.6764705882</text:p>
          </table:table-cell>
          <table:table-cell table:formula="of:=SUM([.C40:.C73])/34" office:value-type="float" office:value="32.6176470588235" calcext:value-type="float">
            <text:p>32.6176470588</text:p>
          </table:table-cell>
          <table:table-cell table:formula="of:=SUM([.D40:.D73])/34" office:value-type="float" office:value="56.4117647058824" calcext:value-type="float">
            <text:p>56.4117647059</text:p>
          </table:table-cell>
          <table:table-cell table:formula="of:=SUM([.E40:.E73])/34" office:value-type="float" office:value="19.4705882352941" calcext:value-type="float">
            <text:p>19.4705882353</text:p>
          </table:table-cell>
          <table:table-cell table:formula="of:=SUM([.F40:.F73])/34" office:value-type="float" office:value="106.235294117647" calcext:value-type="float">
            <text:p>106.2352941176</text:p>
          </table:table-cell>
          <table:table-cell table:formula="of:=SUM([.G40:.G73])/34" office:value-type="float" office:value="25.4411764705882" calcext:value-type="float">
            <text:p>25.4411764706</text:p>
          </table:table-cell>
          <table:table-cell table:formula="of:=SUM([.H40:.H73])/34" office:value-type="float" office:value="16.8823529411765" calcext:value-type="float">
            <text:p>16.8823529412</text:p>
          </table:table-cell>
          <table:table-cell table:formula="of:=SUM([.I40:.I73])/34" office:value-type="float" office:value="48.8235294117647" calcext:value-type="float">
            <text:p>48.8235294118</text:p>
          </table:table-cell>
          <table:table-cell table:formula="of:=SUM([.J40:.J73])/34" office:value-type="float" office:value="82.4411764705882" calcext:value-type="float">
            <text:p>82.4411764706</text:p>
          </table:table-cell>
          <table:table-cell table:formula="of:=SUM([.K40:.K73])/34" office:value-type="float" office:value="61.6764705882353" calcext:value-type="float">
            <text:p>61.6764705882</text:p>
          </table:table-cell>
          <table:table-cell table:formula="of:=SUM([.L40:.L73])/34" office:value-type="float" office:value="46.7647058823529" calcext:value-type="float">
            <text:p>46.7647058824</text:p>
          </table:table-cell>
          <table:table-cell table:formula="of:=SUM([.M40:.M73])/34" office:value-type="float" office:value="56.9705882352941" calcext:value-type="float">
            <text:p>56.9705882353</text:p>
          </table:table-cell>
          <table:table-cell table:formula="of:=SUM([.N40:.N73])/34" office:value-type="float" office:value="46.7352941176471" calcext:value-type="float">
            <text:p>46.7352941176</text:p>
          </table:table-cell>
          <table:table-cell table:formula="of:=SUM([.O40:.O73])/34" office:value-type="float" office:value="59.6176470588235" calcext:value-type="float">
            <text:p>59.6176470588</text:p>
          </table:table-cell>
          <table:table-cell table:formula="of:=SUM([.P40:.P73])/34" office:value-type="float" office:value="30.2058823529412" calcext:value-type="float">
            <text:p>30.2058823529</text:p>
          </table:table-cell>
          <table:table-cell table:formula="of:=SUM([.Q40:.Q73])/34" office:value-type="float" office:value="12.9117647058824" calcext:value-type="float">
            <text:p>12.9117647059</text:p>
          </table:table-cell>
          <table:table-cell table:formula="of:=SUM([.R40:.R73])/34" office:value-type="float" office:value="41.0294117647059" calcext:value-type="float">
            <text:p>41.0294117647</text:p>
          </table:table-cell>
          <table:table-cell table:formula="of:=SUM([.S40:.S73])/34" office:value-type="float" office:value="39.6470588235294" calcext:value-type="float">
            <text:p>39.6470588235</text:p>
          </table:table-cell>
          <table:table-cell table:formula="of:=SUM([.T40:.T73])/34" office:value-type="float" office:value="20.2058823529412" calcext:value-type="float">
            <text:p>20.2058823529</text:p>
          </table:table-cell>
          <table:table-cell table:formula="of:=SUM([.U40:.U73])/34" office:value-type="float" office:value="6.20588235294118" calcext:value-type="float">
            <text:p>6.2058823529</text:p>
          </table:table-cell>
          <table:table-cell table:formula="of:=SUM([.V40:.V73])/34" office:value-type="float" office:value="30.3823529411765" calcext:value-type="float">
            <text:p>30.3823529412</text:p>
          </table:table-cell>
          <table:table-cell table:formula="of:=SUM([.W40:.W73])/34" office:value-type="float" office:value="36.5882352941176" calcext:value-type="float">
            <text:p>36.5882352941</text:p>
          </table:table-cell>
          <table:table-cell table:formula="of:=SUM([.X40:.X73])/34" office:value-type="float" office:value="21.5294117647059" calcext:value-type="float">
            <text:p>21.5294117647</text:p>
          </table:table-cell>
          <table:table-cell table:formula="of:=SUM([.Y40:.Y73])/34" office:value-type="float" office:value="49.8823529411765" calcext:value-type="float">
            <text:p>49.8823529412</text:p>
          </table:table-cell>
          <table:table-cell table:formula="of:=SUM([.Z40:.Z73])/34" office:value-type="float" office:value="60.7941176470588" calcext:value-type="float">
            <text:p>60.7941176471</text:p>
          </table:table-cell>
          <table:table-cell table:formula="of:=SUM([.AA40:.AA73])/34" office:value-type="float" office:value="75.7058823529412" calcext:value-type="float">
            <text:p>75.7058823529</text:p>
          </table:table-cell>
          <table:table-cell table:formula="of:=SUM([.AB40:.AB73])/34" office:value-type="float" office:value="40.5" calcext:value-type="float">
            <text:p>40.5</text:p>
          </table:table-cell>
          <table:table-cell table:formula="of:=SUM([.AC40:.AC73])/34" office:value-type="float" office:value="53.8823529411765" calcext:value-type="float">
            <text:p>53.8823529412</text:p>
          </table:table-cell>
          <table:table-cell table:formula="of:=SUM([.AD40:.AD73])/34" office:value-type="float" office:value="9.14705882352941" calcext:value-type="float">
            <text:p>9.1470588235</text:p>
          </table:table-cell>
          <table:table-cell table:formula="of:=SUM([.AE40:.AE73])/34" office:value-type="float" office:value="63.5588235294118" calcext:value-type="float">
            <text:p>63.5588235294</text:p>
          </table:table-cell>
          <table:table-cell table:formula="of:=SUM([.AF40:.AF73])/34" office:value-type="float" office:value="55.9117647058824" calcext:value-type="float">
            <text:p>55.9117647059</text:p>
          </table:table-cell>
          <table:table-cell table:formula="of:=SUM([.AG40:.AG73])/34" office:value-type="float" office:value="90.1176470588235" calcext:value-type="float">
            <text:p>90.1176470588</text:p>
          </table:table-cell>
          <table:table-cell table:formula="of:=SUM([.AH40:.AH73])/34" office:value-type="float" office:value="6.20588235294118" calcext:value-type="float">
            <text:p>6.2058823529</text:p>
          </table:table-cell>
          <table:table-cell table:formula="of:=SUM([.AI40:.AI73])/34" office:value-type="float" office:value="88.6470588235294" calcext:value-type="float">
            <text:p>88.64705882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 style:data-style-name="N2" text:time-value="17:10:00.577870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17:43:51.612478972</dc:date>
    <meta:editing-duration>PT10M16S</meta:editing-duration>
    <meta:editing-cycles>2</meta:editing-cycles>
    <meta:generator>LibreOffice/4.4.2.2$Linux_X86_64 LibreOffice_project/40m0$Build-2</meta:generator>
    <meta:document-statistic meta:table-count="1" meta:cell-count="265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024cm" svg:height="9cm" xlink:href=".." xlink:type="simple" chart:class="chart:bar" chart:style-name="ch1">
        <chart:legend chart:legend-position="end" svg:x="19.025cm" svg:y="4.201cm" style:legend-expansion="high" chart:style-name="ch2"/>
        <chart:plot-area chart:style-name="ch3" table:cell-range-address="'phone-distribution'.A74:'phone-distribution'.I75 'phone-distribution'.K74:'phone-distribution'.T75 'phone-distribution'.W74:'phone-distribution'.AG75 'phone-distribution'.AI74:'phone-distribution'.AI75" chart:data-source-has-labels="both" svg:x="0.42cm" svg:y="0.18cm" svg:width="18.185cm" svg:height="8.64cm">
          <chartooo:coordinate-region svg:x="1.227cm" svg:y="0.379cm" svg:width="17.378cm" svg:height="7.794cm"/>
          <chart:axis chart:dimension="x" chart:name="primary-x" chart:style-name="ch4" chartooo:axis-type="auto">
            <chartooo:date-scale/>
            <chart:categories table:cell-range-address="'phone-distribution'.B74:'phone-distribution'.I74 'phone-distribution'.K74:'phone-distribution'.T74 'phone-distribution'.W74:'phone-distribution'.AG74 'phone-distribution'.AI74:'phone-distribution'.AI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hone-distribution'.B75:'phone-distribution'.I75 'phone-distribution'.K75:'phone-distribution'.T75 'phone-distribution'.W75:'phone-distribution'.AG75 'phone-distribution'.AI75:'phone-distribution'.AI75" chart:label-cell-address="'phone-distribution'.A75:'phone-distribution'.A75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ɪ</text:p>
                <draw:g>
                  <svg:desc>'phone-distribution'.B74:'phone-distribution'.I74 'phone-distribution'.K74:'phone-distribution'.T74 'phone-distribution'.W74:'phone-distribution'.AG74 'phone-distribution'.AI74:'phone-distribution'.AI74</svg:desc>
                </draw:g>
              </table:table-cell>
              <table:table-cell office:value-type="string">
                <text:p>aʊ</text:p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d</text:p>
              </table:table-cell>
              <table:table-cell office:value-type="string">
                <text:p>eɪ</text:p>
              </table:table-cell>
              <table:table-cell office:value-type="string">
                <text:p>f</text:p>
              </table:table-cell>
              <table:table-cell office:value-type="string">
                <text:p>h</text:p>
              </table:table-cell>
              <table:table-cell office:value-type="string">
                <text:p>j</text:p>
              </table:table-cell>
              <table:table-cell office:value-type="string">
                <text:p>k</text:p>
              </table:table-cell>
              <table:table-cell office:value-type="string">
                <text:p>l</text:p>
              </table:table-cell>
              <table:table-cell office:value-type="string">
                <text:p>m</text:p>
              </table:table-cell>
              <table:table-cell office:value-type="string">
                <text:p>n</text:p>
              </table:table-cell>
              <table:table-cell office:value-type="string">
                <text:p>o</text:p>
              </table:table-cell>
              <table:table-cell office:value-type="string">
                <text:p>p</text:p>
              </table:table-cell>
              <table:table-cell office:value-type="string">
                <text:p>s</text:p>
              </table:table-cell>
              <table:table-cell office:value-type="string">
                <text:p>t</text:p>
              </table:table-cell>
              <table:table-cell office:value-type="string">
                <text:p>ts</text:p>
              </table:table-cell>
              <table:table-cell office:value-type="string">
                <text:p>u/u:</text:p>
              </table:table-cell>
              <table:table-cell office:value-type="string">
                <text:p>w</text:p>
              </table:table-cell>
              <table:table-cell office:value-type="string">
                <text:p>y</text:p>
              </table:table-cell>
              <table:table-cell office:value-type="string">
                <text:p>z</text:p>
              </table:table-cell>
              <table:table-cell office:value-type="string">
                <text:p>ŋ</text:p>
              </table:table-cell>
              <table:table-cell office:value-type="string">
                <text:p>œ</text:p>
              </table:table-cell>
              <table:table-cell office:value-type="string">
                <text:p>ɔ</text:p>
              </table:table-cell>
              <table:table-cell office:value-type="string">
                <text:p>ɔɪ</text:p>
              </table:table-cell>
              <table:table-cell office:value-type="string">
                <text:p>ə</text:p>
              </table:table-cell>
              <table:table-cell office:value-type="string">
                <text:p>ɛ</text:p>
              </table:table-cell>
              <table:table-cell office:value-type="string">
                <text:p>ɡ</text:p>
              </table:table-cell>
              <table:table-cell office:value-type="string">
                <text:p>i/i: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'phone-distribution'.A75:'phone-distribution'.A75</svg:desc>
                </draw:g>
              </table:table-cell>
              <table:table-cell office:value-type="float" office:value="42.6764705882353">
                <text:p>42.6764705882353</text:p>
                <draw:g>
                  <svg:desc>'phone-distribution'.B75:'phone-distribution'.I75 'phone-distribution'.K75:'phone-distribution'.T75 'phone-distribution'.W75:'phone-distribution'.AG75 'phone-distribution'.AI75:'phone-distribution'.AI75</svg:desc>
                </draw:g>
              </table:table-cell>
              <table:table-cell office:value-type="float" office:value="32.6176470588235">
                <text:p>32.6176470588235</text:p>
              </table:table-cell>
              <table:table-cell office:value-type="float" office:value="56.4117647058824">
                <text:p>56.4117647058824</text:p>
              </table:table-cell>
              <table:table-cell office:value-type="float" office:value="19.4705882352941">
                <text:p>19.4705882352941</text:p>
              </table:table-cell>
              <table:table-cell office:value-type="float" office:value="106.235294117647">
                <text:p>106.235294117647</text:p>
              </table:table-cell>
              <table:table-cell office:value-type="float" office:value="25.4411764705882">
                <text:p>25.4411764705882</text:p>
              </table:table-cell>
              <table:table-cell office:value-type="float" office:value="16.8823529411765">
                <text:p>16.8823529411765</text:p>
              </table:table-cell>
              <table:table-cell office:value-type="float" office:value="48.8235294117647">
                <text:p>48.8235294117647</text:p>
              </table:table-cell>
              <table:table-cell office:value-type="float" office:value="61.6764705882353">
                <text:p>61.6764705882353</text:p>
              </table:table-cell>
              <table:table-cell office:value-type="float" office:value="46.7647058823529">
                <text:p>46.7647058823529</text:p>
              </table:table-cell>
              <table:table-cell office:value-type="float" office:value="56.9705882352941">
                <text:p>56.9705882352941</text:p>
              </table:table-cell>
              <table:table-cell office:value-type="float" office:value="46.7352941176471">
                <text:p>46.7352941176471</text:p>
              </table:table-cell>
              <table:table-cell office:value-type="float" office:value="59.6176470588235">
                <text:p>59.6176470588235</text:p>
              </table:table-cell>
              <table:table-cell office:value-type="float" office:value="30.2058823529412">
                <text:p>30.2058823529412</text:p>
              </table:table-cell>
              <table:table-cell office:value-type="float" office:value="12.9117647058824">
                <text:p>12.9117647058824</text:p>
              </table:table-cell>
              <table:table-cell office:value-type="float" office:value="41.0294117647059">
                <text:p>41.0294117647059</text:p>
              </table:table-cell>
              <table:table-cell office:value-type="float" office:value="39.6470588235294">
                <text:p>39.6470588235294</text:p>
              </table:table-cell>
              <table:table-cell office:value-type="float" office:value="20.2058823529412">
                <text:p>20.2058823529412</text:p>
              </table:table-cell>
              <table:table-cell office:value-type="float" office:value="36.5882352941176">
                <text:p>36.5882352941176</text:p>
              </table:table-cell>
              <table:table-cell office:value-type="float" office:value="21.5294117647059">
                <text:p>21.5294117647059</text:p>
              </table:table-cell>
              <table:table-cell office:value-type="float" office:value="49.8823529411765">
                <text:p>49.8823529411765</text:p>
              </table:table-cell>
              <table:table-cell office:value-type="float" office:value="60.7941176470588">
                <text:p>60.7941176470588</text:p>
              </table:table-cell>
              <table:table-cell office:value-type="float" office:value="75.7058823529412">
                <text:p>75.7058823529412</text:p>
              </table:table-cell>
              <table:table-cell office:value-type="float" office:value="40.5">
                <text:p>40.5</text:p>
              </table:table-cell>
              <table:table-cell office:value-type="float" office:value="53.8823529411765">
                <text:p>53.8823529411765</text:p>
              </table:table-cell>
              <table:table-cell office:value-type="float" office:value="9.14705882352941">
                <text:p>9.14705882352941</text:p>
              </table:table-cell>
              <table:table-cell office:value-type="float" office:value="63.5588235294118">
                <text:p>63.5588235294118</text:p>
              </table:table-cell>
              <table:table-cell office:value-type="float" office:value="55.9117647058824">
                <text:p>55.9117647058824</text:p>
              </table:table-cell>
              <table:table-cell office:value-type="float" office:value="90.1176470588235">
                <text:p>90.1176470588235</text:p>
              </table:table-cell>
              <table:table-cell office:value-type="float" office:value="88.6470588235294">
                <text:p>88.64705882352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812cm" svg:height="9.005cm" xlink:href=".." xlink:type="simple" chart:class="chart:bar" chart:style-name="ch1">
        <chart:legend chart:legend-position="end" svg:x="19.813cm" svg:y="4.203cm" style:legend-expansion="high" chart:style-name="ch2"/>
        <chart:plot-area chart:style-name="ch3" table:cell-range-address="'phone-distribution'.A36:'phone-distribution'.AH37" chart:data-source-has-labels="both" svg:x="0.436cm" svg:y="0.18cm" svg:width="18.941cm" svg:height="8.645cm">
          <chartooo:coordinate-region svg:x="1.243cm" svg:y="0.379cm" svg:width="18.134cm" svg:height="7.799cm"/>
          <chart:axis chart:dimension="x" chart:name="primary-x" chart:style-name="ch4" chartooo:axis-type="auto">
            <chartooo:date-scale/>
            <chart:categories table:cell-range-address="'phone-distribution'.B36:'phone-distribution'.AH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hone-distribution'.B37:'phone-distribution'.AH37" chart:label-cell-address="'phone-distribution'.A37:'phone-distribution'.A37" chart:class="chart:bar"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ɪ</text:p>
                <draw:g>
                  <svg:desc>'phone-distribution'.B36:'phone-distribution'.AH36</svg:desc>
                </draw:g>
              </table:table-cell>
              <table:table-cell office:value-type="string">
                <text:p>aʊ</text:p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d</text:p>
              </table:table-cell>
              <table:table-cell office:value-type="string">
                <text:p>eɪ</text:p>
              </table:table-cell>
              <table:table-cell office:value-type="string">
                <text:p>f</text:p>
              </table:table-cell>
              <table:table-cell office:value-type="string">
                <text:p>h</text:p>
              </table:table-cell>
              <table:table-cell office:value-type="string">
                <text:p>i</text:p>
              </table:table-cell>
              <table:table-cell office:value-type="string">
                <text:p>j</text:p>
              </table:table-cell>
              <table:table-cell office:value-type="string">
                <text:p>k</text:p>
              </table:table-cell>
              <table:table-cell office:value-type="string">
                <text:p>l</text:p>
              </table:table-cell>
              <table:table-cell office:value-type="string">
                <text:p>m</text:p>
              </table:table-cell>
              <table:table-cell office:value-type="string">
                <text:p>n</text:p>
              </table:table-cell>
              <table:table-cell office:value-type="string">
                <text:p>o</text:p>
              </table:table-cell>
              <table:table-cell office:value-type="string">
                <text:p>p</text:p>
              </table:table-cell>
              <table:table-cell office:value-type="string">
                <text:p>s</text:p>
              </table:table-cell>
              <table:table-cell office:value-type="string">
                <text:p>t</text:p>
              </table:table-cell>
              <table:table-cell office:value-type="string">
                <text:p>ts</text:p>
              </table:table-cell>
              <table:table-cell office:value-type="string">
                <text:p>u</text:p>
              </table:table-cell>
              <table:table-cell office:value-type="string">
                <text:p>u:</text:p>
              </table:table-cell>
              <table:table-cell office:value-type="string">
                <text:p>w</text:p>
              </table:table-cell>
              <table:table-cell office:value-type="string">
                <text:p>y</text:p>
              </table:table-cell>
              <table:table-cell office:value-type="string">
                <text:p>z</text:p>
              </table:table-cell>
              <table:table-cell office:value-type="string">
                <text:p>ŋ</text:p>
              </table:table-cell>
              <table:table-cell office:value-type="string">
                <text:p>œ</text:p>
              </table:table-cell>
              <table:table-cell office:value-type="string">
                <text:p>ɔ</text:p>
              </table:table-cell>
              <table:table-cell office:value-type="string">
                <text:p>ɔɪ</text:p>
              </table:table-cell>
              <table:table-cell office:value-type="string">
                <text:p>ə</text:p>
              </table:table-cell>
              <table:table-cell office:value-type="string">
                <text:p>ɛ</text:p>
              </table:table-cell>
              <table:table-cell office:value-type="string">
                <text:p>ɡ</text:p>
              </table:table-cell>
              <table:table-cell office:value-type="string">
                <text:p>ɪ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</text:p>
                <draw:g>
                  <svg:desc>'phone-distribution'.A37:'phone-distribution'.A37</svg:desc>
                </draw:g>
              </table:table-cell>
              <table:table-cell office:value-type="float" office:value="42.6764705882353">
                <text:p>42.6764705882353</text:p>
                <draw:g>
                  <svg:desc>'phone-distribution'.B37:'phone-distribution'.AH37</svg:desc>
                </draw:g>
              </table:table-cell>
              <table:table-cell office:value-type="float" office:value="32.6176470588235">
                <text:p>32.6176470588235</text:p>
              </table:table-cell>
              <table:table-cell office:value-type="float" office:value="56.4117647058824">
                <text:p>56.4117647058824</text:p>
              </table:table-cell>
              <table:table-cell office:value-type="float" office:value="19.4705882352941">
                <text:p>19.4705882352941</text:p>
              </table:table-cell>
              <table:table-cell office:value-type="float" office:value="106.235294117647">
                <text:p>106.235294117647</text:p>
              </table:table-cell>
              <table:table-cell office:value-type="float" office:value="25.4411764705882">
                <text:p>25.4411764705882</text:p>
              </table:table-cell>
              <table:table-cell office:value-type="float" office:value="16.8823529411765">
                <text:p>16.8823529411765</text:p>
              </table:table-cell>
              <table:table-cell office:value-type="float" office:value="48.8235294117647">
                <text:p>48.8235294117647</text:p>
              </table:table-cell>
              <table:table-cell office:value-type="float" office:value="82.4411764705882">
                <text:p>82.4411764705882</text:p>
              </table:table-cell>
              <table:table-cell office:value-type="float" office:value="61.6764705882353">
                <text:p>61.6764705882353</text:p>
              </table:table-cell>
              <table:table-cell office:value-type="float" office:value="46.7647058823529">
                <text:p>46.7647058823529</text:p>
              </table:table-cell>
              <table:table-cell office:value-type="float" office:value="56.9705882352941">
                <text:p>56.9705882352941</text:p>
              </table:table-cell>
              <table:table-cell office:value-type="float" office:value="46.7352941176471">
                <text:p>46.7352941176471</text:p>
              </table:table-cell>
              <table:table-cell office:value-type="float" office:value="59.6176470588235">
                <text:p>59.6176470588235</text:p>
              </table:table-cell>
              <table:table-cell office:value-type="float" office:value="30.2058823529412">
                <text:p>30.2058823529412</text:p>
              </table:table-cell>
              <table:table-cell office:value-type="float" office:value="12.9117647058824">
                <text:p>12.9117647058824</text:p>
              </table:table-cell>
              <table:table-cell office:value-type="float" office:value="41.0294117647059">
                <text:p>41.0294117647059</text:p>
              </table:table-cell>
              <table:table-cell office:value-type="float" office:value="39.6470588235294">
                <text:p>39.6470588235294</text:p>
              </table:table-cell>
              <table:table-cell office:value-type="float" office:value="20.2058823529412">
                <text:p>20.2058823529412</text:p>
              </table:table-cell>
              <table:table-cell office:value-type="float" office:value="6.20588235294118">
                <text:p>6.20588235294118</text:p>
              </table:table-cell>
              <table:table-cell office:value-type="float" office:value="30.3823529411765">
                <text:p>30.3823529411765</text:p>
              </table:table-cell>
              <table:table-cell office:value-type="float" office:value="21.5294117647059">
                <text:p>21.5294117647059</text:p>
              </table:table-cell>
              <table:table-cell office:value-type="float" office:value="49.8823529411765">
                <text:p>49.8823529411765</text:p>
              </table:table-cell>
              <table:table-cell office:value-type="float" office:value="60.7941176470588">
                <text:p>60.7941176470588</text:p>
              </table:table-cell>
              <table:table-cell office:value-type="float" office:value="75.7058823529412">
                <text:p>75.7058823529412</text:p>
              </table:table-cell>
              <table:table-cell office:value-type="float" office:value="40.5">
                <text:p>40.5</text:p>
              </table:table-cell>
              <table:table-cell office:value-type="float" office:value="53.8823529411765">
                <text:p>53.8823529411765</text:p>
              </table:table-cell>
              <table:table-cell office:value-type="float" office:value="9.14705882352941">
                <text:p>9.14705882352941</text:p>
              </table:table-cell>
              <table:table-cell office:value-type="float" office:value="63.5588235294118">
                <text:p>63.5588235294118</text:p>
              </table:table-cell>
              <table:table-cell office:value-type="float" office:value="55.9117647058824">
                <text:p>55.9117647058824</text:p>
              </table:table-cell>
              <table:table-cell office:value-type="float" office:value="90.1176470588235">
                <text:p>90.1176470588235</text:p>
              </table:table-cell>
              <table:table-cell office:value-type="float" office:value="6.20588235294118">
                <text:p>6.2058823529411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bar" chart:style-name="ch1">
        <chart:legend chart:legend-position="end" svg:x="14.118cm" svg:y="4.204cm" style:legend-expansion="high" chart:style-name="ch2"/>
        <chart:plot-area chart:style-name="ch3" table:cell-range-address="'phone-distribution'.B57:'phone-distribution'.I57 'phone-distribution'.K57:'phone-distribution'.T57 'phone-distribution'.W57:'phone-distribution'.AG57 'phone-distribution'.AI57:'phone-distribution'.AI57" svg:x="0.32cm" svg:y="0.18cm" svg:width="13.478cm" svg:height="8.646cm">
          <chartooo:coordinate-region svg:x="1.127cm" svg:y="0.379cm" svg:width="12.671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hone-distribution'.B57:'phone-distribution'.I57 'phone-distribution'.K57:'phone-distribution'.T57 'phone-distribution'.W57:'phone-distribution'.AG57 'phone-distribution'.AI57:'phone-distribution'.AI57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Row 57 Row 57 Row 57 Row 57</text:p>
                <draw:g>
                  <svg:desc/>
                </draw:g>
              </table:table-cell>
              <table:table-cell office:value-type="float" office:value="54">
                <text:p>54</text:p>
                <draw:g>
                  <svg:desc>'phone-distribution'.B57:'phone-distribution'.I57 'phone-distribution'.K57:'phone-distribution'.T57 'phone-distribution'.W57:'phone-distribution'.AG57 'phone-distribution'.AI57:'phone-distribution'.AI57</svg:desc>
                </draw:g>
              </table:table-cell>
              <table:table-cell office:value-type="float" office:value="62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30">
                <text:p>30</text:p>
              </table:table-cell>
              <table:table-cell office:value-type="float" office:value="137">
                <text:p>137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1">
                <text:p>61</text:p>
              </table:table-cell>
              <table:table-cell office:value-type="float" office:value="91">
                <text:p>91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94">
                <text:p>94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  <table:table-cell office:value-type="float" office:value="82">
                <text:p>82</text:p>
              </table:table-cell>
              <table:table-cell office:value-type="float" office:value="49">
                <text:p>49</text:p>
              </table:table-cell>
              <table:table-cell office:value-type="float" office:value="108">
                <text:p>108</text:p>
              </table:table-cell>
              <table:table-cell office:value-type="float" office:value="121">
                <text:p>1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